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eeeeee" draw:fill-color="#eeeeee" draw:textarea-vertical-align="middle"/>
    </style:style>
    <style:style style:name="gr2" style:family="graphic" style:parent-style-name="standard">
      <style:graphic-properties svg:stroke-width="0.028cm" svg:stroke-color="#000000" draw:marker-start-width="0.242cm" draw:marker-end-width="0.242cm" draw:stroke-linejoin="miter" svg:stroke-linecap="round" draw:fill-color="#eeeeee" draw:opacity="100%" draw:opacity-name="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053cm" svg:stroke-color="#669999" draw:marker-start="Arrow" draw:marker-start-width="0.379cm" draw:marker-end="Circle" draw:marker-end-width="0.3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3cm" svg:stroke-color="#666666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7e0021" draw:marker-start="Short_20_line_20_Arrow" draw:marker-start-width="0.379cm" draw:marker-end="Circle" draw:marker-end-width="0.3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align="center" fo:text-indent="0cm"/>
      <style:text-properties fo:color="#0066cc" style:text-position="0% 100%" fo:letter-spacing="0.035cm" fo:font-weight="bold"/>
    </style:style>
    <style:style style:name="P3" style:family="paragraph">
      <style:paragraph-properties fo:margin-left="0cm" fo:margin-right="0cm" fo:margin-top="0cm" fo:margin-bottom="0cm" fo:text-align="center" fo:text-indent="0cm"/>
      <style:text-properties fo:color="#0066cc" style:text-position="0% 100%" fo:font-size="18pt" fo:letter-spacing="0.035cm" fo:font-weight="bold" style:font-size-asian="20pt" style:font-size-complex="20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color="#7e0021" fo:font-style="italic" style:font-style-asian="italic" style:font-style-complex="italic"/>
    </style:style>
    <style:style style:name="P8" style:family="paragraph">
      <style:text-properties fo:color="#7e0021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8pt" style:font-size-asian="20pt" style:font-size-complex="2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333333" style:text-line-through-style="none" fo:font-size="12pt" fo:font-style="normal" style:font-size-asian="12pt" style:font-style-asian="normal" style:font-size-complex="12pt" style:font-style-complex="normal"/>
    </style:style>
    <style:style style:name="T5" style:family="text">
      <style:text-properties fo:color="#7e0021" style:text-line-through-style="non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666666" style:text-line-through-style="none"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14.859cm" svg:x="7.604cm" svg:y="8.62cm">
          <text:p/>
        </draw:rect>
        <draw:rect draw:style-name="gr2" draw:text-style-name="P3" draw:layer="layout" svg:width="4.773cm" svg:height="3.19cm" draw:transform="skewX (-0.0753982236861408) rotate (0.144164196214704) translate (7.772cm 9.562cm)">
          <text:p text:style-name="P2"><text:span text:style-name="T1">Repo</text:span><text:span text:style-name="T1"><text:line-break/></text:span><text:span text:style-name="T1"><text:line-break/></text:span><text:span text:style-name="T1"><text:line-break/></text:span><text:span text:style-name="T1"/></text:p>
        </draw:rect>
        <draw:rect draw:style-name="gr3" draw:text-style-name="P4" draw:layer="layout" svg:width="3.937cm" svg:height="1.651cm" svg:x="8.62cm" svg:y="10.198cm">
          <text:p text:style-name="P1"><text:span text:style-name="T2">Model</text:span></text:p>
        </draw:rect>
        <draw:rect draw:style-name="gr2" draw:text-style-name="P3" draw:layer="layout" svg:width="4.421cm" svg:height="3.319cm" draw:transform="skewX (-0.099483767363658) rotate (0.268082573106278) translate (7.858cm 15.159cm)">
          <text:p text:style-name="P2"><text:span text:style-name="T3">Presenter</text:span><text:span text:style-name="T1"><text:line-break/></text:span><text:span text:style-name="T1"><text:line-break/></text:span><text:span text:style-name="T1"><text:line-break/></text:span><text:span text:style-name="T1"/></text:p>
        </draw:rect>
        <draw:rect draw:style-name="gr3" draw:text-style-name="P4" draw:layer="layout" svg:width="3.282cm" svg:height="1.523cm" draw:transform="skewX (0.0137881010907526) rotate (0.0003490658503988) translate (8.894cm 15.96cm)">
          <text:p text:style-name="P1"><text:span text:style-name="T2">ViewModel </text:span><text:span text:style-name="T2"><text:line-break/></text:span><text:span text:style-name="T2">: Model</text:span></text:p>
        </draw:rect>
        <draw:line draw:style-name="gr4" draw:text-style-name="P1" draw:layer="layout" svg:x1="9.128cm" svg:y1="16.24cm" svg:x2="9.128cm" svg:y2="11.641cm">
          <text:p/>
        </draw:line>
        <draw:frame draw:style-name="gr5" draw:text-style-name="P5" draw:layer="layout" svg:width="2.915cm" svg:height="1.364cm" svg:x="9.024cm" svg:y="12.39cm">
          <draw:text-box>
            <text:p text:style-name="P5"><text:span text:style-name="T4">C</text:span><text:span text:style-name="T5">R</text:span><text:span text:style-name="T6">UD</text:span><text:line-break/>(downcast)</text:p>
          </draw:text-box>
        </draw:frame>
        <draw:line draw:style-name="gr4" draw:text-style-name="P1" draw:layer="layout" svg:x1="11.768cm" svg:y1="11.541cm" svg:x2="11.795cm" svg:y2="16.113cm">
          <text:p/>
        </draw:line>
        <draw:rect draw:style-name="gr2" draw:text-style-name="P3" draw:layer="layout" svg:width="4.164cm" svg:height="2.907cm" draw:transform="skewX (-0.0396189740202638) rotate (0.330739893252863) translate (8.327cm 20.259cm)">
          <text:p text:style-name="P2"><text:span text:style-name="T1"><text:s text:c="2"/></text:span><text:span text:style-name="T1">User</text:span><text:span text:style-name="T1"><text:line-break/></text:span><text:span text:style-name="T1"><text:line-break/></text:span><text:span text:style-name="T1"><text:line-break/></text:span><text:span text:style-name="T1"/></text:p>
        </draw:rect>
        <draw:frame draw:style-name="gr5" draw:text-style-name="P5" draw:layer="layout" svg:width="2.284cm" svg:height="1.364cm" svg:x="11.684cm" svg:y="12.657cm">
          <draw:text-box>
            <text:p text:style-name="P5"><text:span text:style-name="T5">C</text:span><text:span text:style-name="T6">R</text:span><text:span text:style-name="T5">U</text:span><text:span text:style-name="T6">D</text:span><text:line-break/>(upcast)</text:p>
          </draw:text-box>
        </draw:frame>
        <draw:rect draw:style-name="gr3" draw:text-style-name="P4" draw:layer="layout" svg:width="2.164cm" svg:height="1.015cm" draw:transform="skewX (0.0137881010907526) rotate (0.0005235987755982) translate (9.504cm 20.813cm)">
          <text:p text:style-name="P1"><text:span text:style-name="T2">View</text:span></text:p>
        </draw:rect>
        <draw:line draw:style-name="gr6" draw:text-style-name="P1" draw:layer="layout" svg:x1="9.763cm" svg:y1="21.066cm" svg:x2="9.763cm" svg:y2="17.256cm">
          <text:p/>
        </draw:line>
        <draw:line draw:style-name="gr7" draw:text-style-name="P1" draw:layer="layout" svg:x1="11.495cm" svg:y1="17.075cm" svg:x2="11.414cm" svg:y2="19.415cm">
          <text:p/>
        </draw:line>
        <draw:frame draw:style-name="gr5" draw:text-style-name="P5" draw:layer="layout" svg:width="1.438cm" svg:height="0.797cm" svg:x="8.364cm" svg:y="18.671cm">
          <draw:text-box>
            <text:p text:style-name="P6"><text:span text:style-name="T7">bind</text:span></text:p>
          </draw:text-box>
        </draw:frame>
        <draw:frame draw:style-name="gr5" draw:text-style-name="P8" draw:layer="layout" svg:width="1.408cm" svg:height="0.797cm" svg:x="11.53cm" svg:y="17.983cm">
          <draw:text-box>
            <text:p text:style-name="P7"><text:span text:style-name="T7">n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 D</meta:initial-creator>
    <meta:creation-date>2022-11-16T11:29:51.22</meta:creation-date>
    <dc:date>2022-12-27T20:23:48.18</dc:date>
    <dc:creator>K D</dc:creator>
    <meta:editing-duration>P9DT43M31S</meta:editing-duration>
    <meta:editing-cycles>29</meta:editing-cycles>
    <meta:generator>OpenOffice/4.1.11$Win32 OpenOffice.org_project/4111m1$Build-9808</meta:generator>
    <meta:document-statistic meta:object-count="15"/>
  </office:meta>
</office:document-meta>
</file>